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0000003CDABF73756316DB1DF.png" manifest:media-type="image/png"/>
  <manifest:file-entry manifest:full-path="Pictures/100002010000074C000003CCBB5C0C3F7A93B57A.png" manifest:media-type="image/png"/>
  <manifest:file-entry manifest:full-path="Pictures/1000020100000750000003DDFF293BEE6CCD6C6C.png" manifest:media-type="image/png"/>
  <manifest:file-entry manifest:full-path="Pictures/10000201000007590000025215B24D705000A509.png" manifest:media-type="image/png"/>
  <manifest:file-entry manifest:full-path="Pictures/10000201000007120000039DB50594E3205679A8.png" manifest:media-type="image/png"/>
  <manifest:file-entry manifest:full-path="Pictures/100002010000072A0000036CA7F7C626A04020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rame_20_contents">
      <style:text-properties officeooo:rsid="0011ac12" officeooo:paragraph-rsid="0011ac12"/>
    </style:style>
    <style:style style:name="T1" style:family="text">
      <style:text-properties officeooo:rsid="0011ac12"/>
    </style:style>
    <style:style style:name="T2" style:family="text">
      <style:text-properties fo:color="#808080" style:font-name="Consolas" fo:font-size="8.39999961853027pt" fo:font-weight="normal" fo:background-color="#1f1f1f" loext:char-shading-value="0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17.925cm" draw:z-index="0"><draw:text-box fo:min-height="25.351cm"><text:p text:style-name="Frame_20_contents"><text:s text:c="66"/><text:span text:style-name="T1">Day 5 internship</text:span></text:p><text:p text:style-name="Frame_20_contents"/><text:p text:style-name="Frame_20_contents"/><text:p text:style-name="Frame_20_contents"/><text:p text:style-name="Frame_20_contents"/><text:p text:style-name="P2">HTML FORM:</text:p><text:p text:style-name="P2"><draw:frame draw:style-name="fr2" draw:name="Image1" text:anchor-type="paragraph" svg:width="15.76cm" svg:height="8.056cm" draw:z-index="2"><draw:image xlink:href="Pictures/1000020100000770000003CDABF73756316DB1DF.png" xlink:type="simple" xlink:show="embed" xlink:actuate="onLoad" loext:mime-type="image/png"/></draw:frame><draw:frame draw:style-name="fr3" draw:name="Image2" text:anchor-type="paragraph" svg:x="0.931cm" svg:y="8.054cm" svg:width="15.079cm" svg:height="8.373cm" draw:z-index="3"><draw:image xlink:href="Pictures/100002010000074C000003CCBB5C0C3F7A93B57A.png" xlink:type="simple" xlink:show="embed" xlink:actuate="onLoad" loext:mime-type="image/png"/></draw:frame></text:p><text:p text:style-name="P2"><text:s text:c="8"/></text:p></draw:text-box></draw:frame></text:p>
      <text:p text:style-name="P1"><draw:frame draw:style-name="fr1" draw:name="Frame2" text:anchor-type="paragraph" svg:width="17.925cm" draw:z-index="1"><draw:text-box fo:min-height="25.351cm"><text:p text:style-name="Frame_20_contents"/><text:p text:style-name="Frame_20_contents"/><text:p text:style-name="Frame_20_contents"><draw:frame draw:style-name="fr3" draw:name="Image3" text:anchor-type="paragraph" svg:x="2.26cm" svg:y="0.462cm" svg:width="15.074cm" svg:height="7.934cm" draw:z-index="4"><draw:image xlink:href="Pictures/1000020100000750000003DDFF293BEE6CCD6C6C.png" xlink:type="simple" xlink:show="embed" xlink:actuate="onLoad" loext:mime-type="image/png"/></draw:frame><draw:frame draw:style-name="fr3" draw:name="Image4" text:anchor-type="paragraph" svg:x="2.298cm" svg:y="8.394cm" svg:width="14.997cm" svg:height="4.177cm" draw:z-index="5"><draw:image xlink:href="Pictures/10000201000007590000025215B24D705000A509.png" xlink:type="simple" xlink:show="embed" xlink:actuate="onLoad" loext:mime-type="image/png"/></draw:frame></text:p></draw:text-box></draw:frame></text:p>
      <text:p text:style-name="P1"><draw:frame draw:style-name="fr1" draw:name="Frame3" text:anchor-type="paragraph" svg:width="17.925cm" draw:z-index="6"><draw:text-box fo:min-height="25.351cm"><text:p text:style-name="Frame_20_contents"/><text:p text:style-name="Frame_20_contents"/><text:p text:style-name="Frame_20_contents"><draw:frame draw:style-name="fr3" draw:name="Image5" text:anchor-type="paragraph" svg:x="0.148cm" svg:y="8.414cm" svg:width="17.327cm" svg:height="7.019cm" draw:z-index="7"><draw:image xlink:href="Pictures/10000201000007120000039DB50594E3205679A8.png" xlink:type="simple" xlink:show="embed" xlink:actuate="onLoad" loext:mime-type="image/png"/></draw:frame><draw:frame draw:style-name="fr4" draw:name="Image6" text:anchor-type="paragraph" svg:width="17.621cm" svg:height="8.416cm" draw:z-index="8"><draw:image xlink:href="Pictures/100002010000072A0000036CA7F7C626A0402046.png" xlink:type="simple" xlink:show="embed" xlink:actuate="onLoad" loext:mime-type="image/png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8T18:32:55.974000000</meta:creation-date>
    <dc:date>2024-05-28T18:42:52.097000000</dc:date>
    <meta:editing-duration>PT10M3S</meta:editing-duration>
    <meta:editing-cycles>1</meta:editing-cycles>
    <meta:generator>Neat_Office/6.2.8.2$Windows_x86 LibreOffice_project/</meta:generator>
    <meta:document-statistic meta:table-count="0" meta:image-count="6" meta:object-count="0" meta:page-count="3" meta:paragraph-count="3" meta:word-count="5" meta:character-count="100" meta:non-whitespace-character-count="23"/>
  </office:meta>
</office:document-meta>
</file>